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2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 til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Tile heights and ramp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pathfinding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Game loop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basic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amera contro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game manage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Program UI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ghlight selected/targeted programs on board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just alpha of stealthed program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w player proposed movement path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x cleanup on movement path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ize AI sight range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 Hacking status panel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 feedback for hacked object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ontrol schem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Enemy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player Program typ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enemy program typ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AI behaviour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tutorial dungeon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Proc-gen dungeon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rooms, randomize height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ramps for acces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enemie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security node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obstacl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collectible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Firewall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collectibl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Vault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Terminal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tutorial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Program keyword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port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security hub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Juice for Alpha releas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 office:value-type="string" calcext:value-type="string">
            <text:p>Alpha release</text:p>
          </table:table-cell>
        </table:table-row>
        <table:table-row table:style-name="ro1">
          <table:table-cell office:value-type="string" calcext:value-type="string">
            <text:p>Implement scanner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upgrad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esign corp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layer progression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 office:value-type="string" calcext:value-type="string">
            <text:p>Beta Release</text:p>
          </table:table-cell>
        </table:table-row>
        <table:table-row table:style-name="ro1">
          <table:table-cell office:value-type="string" calcext:value-type="string">
            <text:p>unit models/sprit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Action animation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ungeon background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Sound desig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Game writing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Production Releas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00-00-00</text:date>, <text:time style:data-style-name="N2" text:time-value="21:10:17.2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_64 LibreOffice_project/aecc05fe267cc68dde00352a451aa867b3b546ac</meta:generator>
    <dc:date>2019-12-11T21:12:32.335000000</dc:date>
    <meta:editing-duration>P6DT7H33M46S</meta:editing-duration>
    <meta:editing-cycles>35</meta:editing-cycles>
    <meta:document-statistic meta:table-count="1" meta:cell-count="96" meta:object-count="0"/>
  </office:meta>
</office:document-meta>
</file>